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db84"/>
    </style:style>
    <style:style style:name="P2" style:family="paragraph" style:parent-style-name="Standard">
      <style:text-properties officeooo:rsid="000edb84" officeooo:paragraph-rsid="000edb84"/>
    </style:style>
    <style:style style:name="T1" style:family="text">
      <style:text-properties officeooo:rsid="000edb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b8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vent</text:p>
      <text:p text:style-name="P1"><text:span text:style-name="T1">{</text:span><text:span text:style-name="T3">CodeEvent</text:span><text:span text:style-name="T1">, LocationPromoter, Manager, StartDate, EndDate}</text:span></text:p>
      <text:p text:style-name="P1"/>
      <text:p text:style-name="P1">Book</text:p>
      <text:p text:style-name="P1"><text:span text:style-name="T1">{</text:span><text:span text:style-name="T3">D</text:span><text:span text:style-name="T2">OI</text:span>, ISBN, Edition, <text:s/>ReleaseDate, PublishingHouse, Author, ReleaseLocation, Language, <text:span text:style-name="T1">AccessMode, Title, Argument,</text:span> Reprint}</text:p>
      <text:p text:style-name="P1"/>
      <text:p text:style-name="P1">Article</text:p>
      <text:p text:style-name="P1">{<text:span text:style-name="T2">DOI</text:span>, TItle, AccessMode, YearRelease, Editor, Author}</text:p>
      <text:p text:style-name="P1"/>
      <text:p text:style-name="P2">User</text:p>
      <text:p text:style-name="P2">{<text:span text:style-name="T2">FCUser</text:span>, Password}</text:p>
      <text:p text:style-name="P1"/>
      <text:p text:style-name="P1">Loan</text:p>
      <text:p text:style-name="P1">{<text:span text:style-name="T2">LoanCode</text:span>, StartLoan, EndLoan}</text:p>
      <text:p text:style-name="P1"/>
      <text:p text:style-name="P1">Series</text:p>
      <text:p text:style-name="P1">{<text:span text:style-name="T2">ISSN</text:span>, Curator, Edition, Code, Name, AccessMode}</text:p>
      <text:p text:style-name="Standard"/>
      <text:p text:style-name="Standard"/>
      <text:p text:style-name="P1">Magazine</text:p>
      <text:p text:style-name="P1">{<text:span text:style-name="T2">ISSN</text:span>, Name, Argument, Manager, YearRelease, PublicationPeriod, AccessMode}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09:52:18.470000000</meta:creation-date>
    <dc:date>2022-12-15T10:01:50.974000000</dc:date>
    <meta:editing-duration>PT9M34S</meta:editing-duration>
    <meta:editing-cycles>1</meta:editing-cycles>
    <meta:document-statistic meta:table-count="0" meta:image-count="0" meta:object-count="0" meta:page-count="1" meta:paragraph-count="14" meta:word-count="48" meta:character-count="444" meta:non-whitespace-character-count="409"/>
    <meta:generator>LibreOffice/7.4.2.3$Windows_X86_64 LibreOffice_project/382eef1f22670f7f4118c8c2dd222ec7ad009daf</meta:generator>
  </office:meta>
</office:document-meta>
</file>